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rdinaire Edward aimait bien les week-ends. Compréhensible, étant donné les difficultés qu'il éprouvait en classe. Ces deux jours représentaient le seul moment de la semaine où il n'avait pas à tenter -en vain bien souvent- de contraindre son esprit sur une seule chose à la fois. Il pouvait se laisser aller et s'amuser sans se soucier de devoir se concentrer sur ses cours. Mais cette fois-ci, c'était différent. La météo, à l'image de son état d'esprit, était plutôt morose, les températures ayant chuté ces derniers jours alors qu'une légère bruine venait humidifier l'atmosphère, comme s'ils avaient besoin de ça. Les yeux rivés vers l'extérieur, Edward observait des gouttes de pluie ruisseler le long de la vitre de sa fenêtre. Aujourd'hui, c'était différent.</text:p>
      <text:p text:style-name="Standard"/>
      <text:p text:style-name="Standard">L'air mélancolique qui avait élu domicile sur son visage ne lui était pas habituel. D'habitude si souriant, le blondin semblait être l'ombre de lui-même. Tout en soupirant tristement, il jouait machinalement avec des stylos posés sur son bureau. Cela faisait maintenant quelques semaines que cela durait. Tout avait commencé par ce qui semblait être une simple dispute avec ses parents, qui lui reprochaient d'avoir encore oublié d'acheter du pain en rentrant de la fac. Mais depuis ce moment, rien n'allait plus. L'ambiance à la maison se dégradait de jour en jour, les parents du garçon en permanence sur son dos, le prenant à parti pour des raisons aussi absurdes qu'injustifiées. L'apothéose de cette descente aux enfers avait été lorsqu'il leur avait annoncé en début de semaine que si cela continuait comme ça, il allait laisser tomber les cours de droit. Cela les avait mis dans une colère noire et ils ne s'étaient pas adressés la parole depuis. Il ne savait même pas où ils étaient à l'heure actuelle. Le couple était parti en début d'après-midi sans dire un mot, et Edward n'avait pas vraiment cherché à en savoir plus.</text:p>
      <text:p text:style-name="Standard"/>
      <text:p text:style-name="Standard">Accablé par ses pensées malsaines, ce dernier mit un temps fou à réaliser que quelqu'un venait de pénétrer à l'intérieur de la maison familiale. Il fallu que l'intrus en question monte les marches des escaliers sans aucune précaution pour que l'adolescent se rende compte que quelque chose se passait. Pensant d'abord que ses parents étaient rentrés, il s'inquiéta cependant rapidement de n'entendre les bruits de pas que d'une seule personne. Sans grande conviction, le blondin sortit de sa chambre en traînant des pieds pour aller à la pêche aux informations. Quelle ne fut pas sa surprise de tomber nez-à-nez avec un homme qu'il ne connaissait ni d'Eve, ni d'Adam.</text:p>
      <text:p text:style-name="Standard"/>
      <text:p text:style-name="Standard">-What the...</text:p>
      <text:p text:style-name="Standard"/>
      <text:p text:style-name="Standard">Il ne finit même pas son intervention interloquée sous le coup de la surprise. L'homme, qui sembla d'abord aussi surpris que lui par leur rencontre, fut soudain pris d'une expression de douleur aussi soudaine qu'imprévisible. En tout cas, ça avait l'air de faire mal... Mais qu'est-ce qu'il se passait dans cette maison ?</text:p>
      <text:p text:style-name="P1">La scène qui se déroulait sous ses yeux était complètement surréaliste. D'ordinaire si peu attentif, Edward était soudain pris d'une fascination presque morbide pour ce qu'il voyait à présent. Les yeux écarquillés, le blondin semblait comme tétanisé, incapable d'esquisser le moindre geste ou de prononcer la moindre parole. En comparaison, l'inconnu qui s'était introduit dans sa demeure était investit d'une activité débordante. Comme pour achever l'aspect délirant de la situation, une paire de poings couteaux se matérialisa soudainement de nulle part dans les mains de ce dernier, qu'il utilisa sans tarder pour trancher... le vide. Son agitation était semblable en tous points à un combat acharné, mais Edward ne voyait rien qui pouvait lui servir d'adversaire. Cependant, la gerbe de sang qui s'échappa de son torse était bel et bien réelle. </text:p>
      <text:p text:style-name="Standard"/>
      <text:p text:style-name="Standard">L'instant d'après, l'adolescent se retrouva projeté droit d'où il venait -sa chambre- en recevant le poids non négligeable de l'homme, balancé à pleine vitesse par son ennemi invisible. Sa tête heurta le mur alors qu'il tombait sur son coccyx, achevant par la même de l'abasourdir, bien que cela ne fut pas franchement nécessaire. Pendant quelques secondes, sa vision se troubla alors qu'il essayait tant bien que mal de reprendre ses esprits. L'autre n'eut pas ce loisir, repartant derechef à l'assaut. Il enchaînait les coups et les esquives avec une vitesse et une précision qui trahissaient son entraînement. Ce n'était pas juste un cambrioleur qui avait foiré son timing. Ce type était un combattant, un soldat. Et visiblement il avait l'habitude de se battre.</text:p>
      <text:p text:style-name="Standard"/>
      <text:p text:style-name="Standard">Edward était complètement dépassé par les événements. Assis par terre, le dos collé contre le mur, il semblait comme paralysé, ses deux yeux verts écarquillés comme hypnotisés par la scène alors qu'il essayait toujours de comprendre ce qu'il se passait. Devait-il tenter de prêter main forte à cet inconnu ? Ou bien au contraire, lui mettre des bâtons dans les roues ? Quand bien même il aurait su ce qu'il devait faire, il lui aurait été difficile d'intervenir dans ces conditions...</text:p>
      <text:p text:style-name="P1">L'inconnu continuait son ballet mortel, son combat contre l'ennemi invisible commençant sérieusement à laisser des marques tant sur son corps couvert de meurtrissure que sur ses mouvements, bien moins fluides et rapides qu'auparavant. Il était presque inconcevable qu'il ait pu débaucher une telle quantité d'énergie en un si court laps de temps, quelques secondes à peine s'étant déroulées depuis son irruption au pas de la porte de la chambre d'Edward. Et pourtant l'homme aux cheveux noirs paraissait épuisé. Heureusement pour lui, l'affrontement semblait toucher à sa fin. Une dernière esquive verticale, un grand coup à l'horizontal de la main droite puis il tomba sur le dos au beau milieu du plancher de la pièce, haletant comme s'il venait de courir un marathon. Et le vide s'installa.</text:p>
      <text:p text:style-name="Standard"/>
      <text:p text:style-name="Standard">Un vide bien trop... vide. Il n'y avait plus aucun bruit dans la maison, seule la respiration du combattant venait troubler le silence qui régnait désormais en maître incontesté. Edward pouvait pratiquement entendre le sang battre à ses oreilles, son rythme cardiaque s'étant considérablement</text:p>
      <text:p text:style-name="P1">La paume qui se posa sur son épaule fit sursauter Edward, en plus de provoquer un nouveau frisson le long de son échine dorsale. Il était très imprudent de le déranger lorsqu'il se renfermait sur lui-même de la sorte, Dieu seul savait quelle pouvait être sa réaction. L'attitude détachée de Leonardo avait un effet déplorable sur ses nerfs à vif, mis sévèrement à l'épreuve par des semaines de conflits et d'idées morbides. Comment pouvait-il se comporter de manière aussi détendue alors que primo, il venait de frôler la mort, et secondo, l'adversaire contre lequel il s'était battu était totalement invisible. Le blondin devait en plus ajouter à la note la présence d'un parfait inconnu dans sa maison, inconnu qui lui parlait comme s'ils avaient élevé les cochons ensemble après avoir salopé tout son parquet. </text:p>
      <text:p text:style-name="Standard"/>
      <text:p text:style-name="Standard">Toujours aussi lentement, Edward se retourna vers le propriétaire de la main en question. Ses nerfs étaient en train de lâcher, le relâchement de toute la tension accumulée au cours de ces derniers jours provoquant comme un effet de dépressurisation sur son esprit, bien trop violent et soudain pour qu'il puisse le supporter. Nettoyer ? Trouver une excuse pour le... sang ? A l'intérieur du crâne du garçon, une explosion se produisit. Nan mais il se croyait où, lui, à force ? On ne s'introduit pas chez les gens pour se battre avec... rien, se vider de son sang un peu partout et demander ensuite de passer la serpillière ! C'EST PAS LE HILTON ICI NON MAIS !! Les membres tremblant, le blondin planta son regard dans celui de Leonardo.</text:p>
      <text:p text:style-name="Standard"/>
      <text:p text:style-name="Standard">-Qui... qui êtes-vous ? Pourquoi êtes-vous ici ? Et pourquoi êtes-vous toujours vivant après avoir perdu autant de sang ?</text:p>
      <text:p text:style-name="Standard"/>
      <text:p text:style-name="Standard">Sa voix faiblarde se brisa alors qu'il posait sa dernière question. C'était la première fois de sa vie que le garçon voyait autant de sang et cela contribuait à lui faire perdre les pédales. Perdu pour perdu, autant avoir des réponses maintenant. Cela allait changer sa vie ? Ce n'était pas comme s'il avait une chance d'oublier cette journée de toute faç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6:46:31.67</meta:creation-date>
    <dc:date>2017-02-17T00:23:48.41</dc:date>
    <dc:creator>Thoé </dc:creator>
    <meta:editing-duration>PT5H1M9S</meta:editing-duration>
    <meta:editing-cycles>195</meta:editing-cycles>
    <meta:generator>OpenOffice/4.1.2$Win32 OpenOffice.org_project/412m3$Build-9782</meta:generator>
    <meta:document-statistic meta:table-count="0" meta:image-count="0" meta:object-count="0" meta:page-count="4" meta:paragraph-count="14" meta:word-count="1326" meta:character-count="8112"/>
  </office:meta>
</office:document-meta>
</file>